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0000002F49D5BA230E72F5A94.png" manifest:media-type="image/png"/>
  <manifest:file-entry manifest:full-path="Pictures/10000201000003E0000002F4333D1A1879E38246.png" manifest:media-type="image/png"/>
  <manifest:file-entry manifest:full-path="Pictures/10000201000003E0000002F424A5A88C1EF6D136.png" manifest:media-type="image/png"/>
  <manifest:file-entry manifest:full-path="Pictures/10000201000003E0000002F46A873E303C1A1F54.png" manifest:media-type="image/png"/>
  <manifest:file-entry manifest:full-path="Pictures/10000201000003200000025801FFA1CE6BBDBA02.png" manifest:media-type="image/png"/>
  <manifest:file-entry manifest:full-path="Pictures/10000201000003E0000002F4EDBEC093DB579B9D.png" manifest:media-type="image/png"/>
  <manifest:file-entry manifest:full-path="Pictures/10000201000003E0000002F4F9EDF09CF2C4D4B5.png" manifest:media-type="image/png"/>
  <manifest:file-entry manifest:full-path="Pictures/10000201000003E0000002F4238D406E57D23748.png" manifest:media-type="image/png"/>
  <manifest:file-entry manifest:full-path="Pictures/10000201000003E0000002F47A5274A891AA3708.png" manifest:media-type="image/png"/>
  <manifest:file-entry manifest:full-path="Pictures/10000201000003E0000002F455D43DD0E70ADB1C.png" manifest:media-type="image/png"/>
  <manifest:file-entry manifest:full-path="Pictures/10000201000003E0000002F4F82A9EDCD1FAF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02cm, 3.559cm, 7.563cm, 3.63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58cm, 0cm, 4.868cm, 4.87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63cm, 3.031cm, 5.302cm, 3.18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cm, 9.6cm, 7.465cm, 8.0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cm, 5cm, 7.365cm, 4.6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99cm, 0cm, 2.966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cm, 0cm, 2.965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cm, 2.69cm, 4.065cm, 2.2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47cm, 4.685cm, 5.7cm, 3.242cm)" draw:image-opacity="100%" style:mirror="none"/>
    </style:style>
    <style:style style:name="gr11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1.813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1.661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0.831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2.491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0.65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DejaVu Sans Condensed" fo:font-size="20pt" style:font-size-asian="20pt" style:font-size-complex="20pt"/>
    </style:style>
    <style:style style:name="T2" style:family="text">
      <style:text-properties style:font-name="DejaVu Sans Condens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cm" svg:height="7.705cm" svg:x="2cm" svg:y="22.5cm">
          <draw:image xlink:href="Pictures/10000201000003E0000002F4EDBEC093DB579B9D.png" xlink:type="simple" xlink:show="embed" xlink:actuate="onLoad">
            <text:p/>
          </draw:image>
        </draw:frame>
        <draw:frame draw:style-name="gr2" draw:text-style-name="P1" draw:layer="layout" svg:width="20.319cm" svg:height="15.239cm" svg:x="19.541cm" svg:y="13.381cm">
          <draw:image xlink:href="Pictures/10000201000003200000025801FFA1CE6BBDBA02.png" xlink:type="simple" xlink:show="embed" xlink:actuate="onLoad">
            <text:p/>
          </draw:image>
        </draw:frame>
        <draw:frame draw:style-name="gr3" draw:text-style-name="P1" draw:layer="layout" svg:width="6.906cm" svg:height="3.999cm" svg:x="24.7cm" svg:y="6.736cm">
          <draw:image xlink:href="Pictures/10000201000003E0000002F424A5A88C1EF6D136.png" xlink:type="simple" xlink:show="embed" xlink:actuate="onLoad">
            <text:p/>
          </draw:image>
        </draw:frame>
        <draw:frame draw:style-name="gr4" draw:text-style-name="P1" draw:layer="layout" svg:width="9.35cm" svg:height="5.199cm" svg:x="29.4cm" svg:y="2.001cm">
          <draw:image xlink:href="Pictures/10000201000003E0000002F4333D1A1879E38246.png" xlink:type="simple" xlink:show="embed" xlink:actuate="onLoad">
            <text:p/>
          </draw:image>
        </draw:frame>
        <draw:frame draw:style-name="gr2" draw:text-style-name="P1" draw:layer="layout" svg:width="9.138cm" svg:height="6.964cm" svg:x="14.7cm" svg:y="3.636cm">
          <draw:image xlink:href="Pictures/10000201000003E0000002F4F9EDF09CF2C4D4B5.png" xlink:type="simple" xlink:show="embed" xlink:actuate="onLoad">
            <text:p/>
          </draw:image>
        </draw:frame>
        <draw:frame draw:style-name="gr5" draw:text-style-name="P1" draw:layer="layout" svg:width="13.3cm" svg:height="9.533cm" svg:x="38cm" svg:y="5.3cm">
          <draw:image xlink:href="Pictures/10000201000003E0000002F4238D406E57D23748.png" xlink:type="simple" xlink:show="embed" xlink:actuate="onLoad">
            <text:p/>
          </draw:image>
        </draw:frame>
        <draw:frame draw:style-name="gr6" draw:text-style-name="P1" draw:layer="layout" svg:width="14.512cm" svg:height="7.399cm" svg:x="42.388cm" svg:y="16.301cm">
          <draw:image xlink:href="Pictures/10000201000003E0000002F46A873E303C1A1F54.png" xlink:type="simple" xlink:show="embed" xlink:actuate="onLoad">
            <text:p/>
          </draw:image>
        </draw:frame>
        <draw:frame draw:style-name="gr7" draw:text-style-name="P1" draw:layer="layout" svg:width="19.724cm" svg:height="11.499cm" svg:x="34.976cm" svg:y="27.2cm">
          <draw:image xlink:href="Pictures/10000201000003E0000002F47A5274A891AA3708.png" xlink:type="simple" xlink:show="embed" xlink:actuate="onLoad">
            <text:p/>
          </draw:image>
        </draw:frame>
        <draw:frame draw:style-name="gr8" draw:text-style-name="P1" draw:layer="layout" svg:width="17.576cm" svg:height="10.799cm" svg:x="13cm" svg:y="29.9cm">
          <draw:image xlink:href="Pictures/10000201000003E0000002F4F82A9EDCD1FAF5C1.png" xlink:type="simple" xlink:show="embed" xlink:actuate="onLoad">
            <text:p/>
          </draw:image>
        </draw:frame>
        <draw:frame draw:style-name="gr9" draw:text-style-name="P1" draw:layer="layout" svg:width="14.417cm" svg:height="9.244cm" svg:x="4.783cm" svg:y="11.2cm">
          <draw:image xlink:href="Pictures/10000201000003E0000002F455D43DD0E70ADB1C.png" xlink:type="simple" xlink:show="embed" xlink:actuate="onLoad">
            <text:p/>
          </draw:image>
        </draw:frame>
        <draw:frame draw:style-name="gr10" draw:text-style-name="P1" draw:layer="layout" svg:width="5.699cm" svg:height="3.499cm" svg:x="23.101cm" svg:y="2.437cm">
          <draw:image xlink:href="Pictures/10000201000003E0000002F49D5BA230E72F5A94.png" xlink:type="simple" xlink:show="embed" xlink:actuate="onLoad">
            <text:p/>
          </draw:image>
        </draw:frame>
        <draw:frame draw:style-name="gr11" draw:text-style-name="P3" draw:layer="layout" svg:width="3.7cm" svg:height="2.163cm" svg:x="20.6cm" svg:y="16.2cm">
          <draw:text-box>
            <text:p text:style-name="P2"><text:span text:style-name="T1">Current President</text:span></text:p>
          </draw:text-box>
        </draw:frame>
        <draw:frame draw:style-name="gr12" draw:text-style-name="P3" draw:layer="layout" svg:width="4cm" svg:height="2.011cm" svg:x="20.3cm" svg:y="23.3cm">
          <draw:text-box>
            <text:p text:style-name="P2"><text:span text:style-name="T1">Missing person</text:span></text:p>
          </draw:text-box>
        </draw:frame>
        <draw:frame draw:style-name="gr12" draw:text-style-name="P3" draw:layer="layout" svg:width="3cm" svg:height="2.011cm" svg:x="33.9cm" svg:y="25.889cm">
          <draw:text-box>
            <text:p text:style-name="P2"><text:span text:style-name="T1">Social leader</text:span></text:p>
          </draw:text-box>
        </draw:frame>
        <draw:frame draw:style-name="gr13" draw:text-style-name="P3" draw:layer="layout" svg:width="3.7cm" svg:height="1.181cm" svg:x="26.9cm" svg:y="13.5cm">
          <draw:text-box>
            <text:p text:style-name="P2"><text:span text:style-name="T1">Elections</text:span></text:p>
          </draw:text-box>
        </draw:frame>
        <draw:frame draw:style-name="gr12" draw:text-style-name="P3" draw:layer="layout" svg:width="5cm" svg:height="2.011cm" svg:x="25.8cm" svg:y="27.3cm">
          <draw:text-box>
            <text:p text:style-name="P2"><text:span text:style-name="T1">Prosecutor's death</text:span></text:p>
          </draw:text-box>
        </draw:frame>
        <draw:frame draw:style-name="gr14" draw:text-style-name="P3" draw:layer="layout" svg:width="3.8cm" svg:height="2.841cm" svg:x="36.2cm" svg:y="19.537cm">
          <draw:text-box>
            <text:p text:style-name="P2"><text:span text:style-name="T1">Former </text:span></text:p>
            <text:p text:style-name="P2"><text:span text:style-name="T1">Vice-President</text:span></text:p>
          </draw:text-box>
        </draw:frame>
        <draw:frame draw:style-name="gr14" draw:text-style-name="P3" draw:layer="layout" svg:width="3.7cm" svg:height="2.841cm" svg:x="33.9cm" svg:y="13.4cm">
          <draw:text-box>
            <text:p text:style-name="P2"><text:span text:style-name="T1">Former Planning minister</text:span></text:p>
          </draw:text-box>
        </draw:frame>
        <draw:frame draw:style-name="gr15" draw:text-style-name="P5" draw:layer="layout" svg:width="1.4cm" svg:height="1.511cm" svg:x="32.8cm" svg:y="22.5cm">
          <draw:text-box>
            <text:p text:style-name="P4"><text:span text:style-name="T2">MA</text:span></text:p>
            <text:p text:style-name="P4"><text:span text:style-name="T2">P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5:12:03.057488489</meta:creation-date>
    <dc:date>2018-02-28T23:55:52.394566376</dc:date>
    <meta:editing-duration>PT1M43S</meta:editing-duration>
    <meta:editing-cycles>3</meta:editing-cycles>
    <meta:generator>LibreOffice/5.1.6.2$Linux_X86_64 LibreOffice_project/10m0$Build-2</meta:generator>
    <meta:document-statistic meta:object-count="19"/>
  </office:meta>
</office:document-meta>
</file>